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212cm"/>
    </style:style>
    <style:style style:name="Tabulka1.B" style:family="table-column">
      <style:table-column-properties style:column-width="5.689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60"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officeooo:rsid="002529de" officeooo:paragraph-rsid="002529de"/>
    </style:style>
    <style:style style:name="P4" style:family="paragraph" style:parent-style-name="Table_20_Contents">
      <style:paragraph-properties fo:line-height="142%"/>
      <style:text-properties fo:language="en" fo:country="US" officeooo:rsid="00213595" officeooo:paragraph-rsid="00213595"/>
    </style:style>
    <style:style style:name="P5" style:family="paragraph" style:parent-style-name="Table_20_Contents">
      <style:paragraph-properties fo:line-height="142%"/>
      <style:text-properties fo:language="en" fo:country="US" officeooo:rsid="0029a501" officeooo:paragraph-rsid="0029a501"/>
    </style:style>
    <style:style style:name="P6"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7"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8"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9"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10" style:family="paragraph" style:parent-style-name="Table_20_Contents">
      <style:paragraph-properties fo:line-height="142%"/>
      <style:text-properties fo:language="en" fo:country="US"/>
    </style:style>
    <style:style style:name="P11" style:family="paragraph" style:parent-style-name="Table_20_Contents">
      <style:paragraph-properties fo:line-height="142%"/>
      <style:text-properties fo:language="en" fo:country="US" officeooo:rsid="002019d8" officeooo:paragraph-rsid="002019d8"/>
    </style:style>
    <style:style style:name="P12" style:family="paragraph" style:parent-style-name="Table_20_Contents">
      <style:paragraph-properties fo:line-height="142%"/>
      <style:text-properties fo:language="en" fo:country="US" officeooo:rsid="002644c6" officeooo:paragraph-rsid="002644c6"/>
    </style:style>
    <style:style style:name="P13" style:family="paragraph" style:parent-style-name="Table_20_Contents">
      <style:paragraph-properties fo:line-height="142%"/>
      <style:text-properties fo:language="en" fo:country="US" officeooo:rsid="00213595" officeooo:paragraph-rsid="00213595"/>
    </style:style>
    <style:style style:name="P14" style:family="paragraph" style:parent-style-name="Table_20_Contents">
      <style:paragraph-properties fo:line-height="142%"/>
      <style:text-properties fo:language="en" fo:country="US" officeooo:rsid="0021d83e" officeooo:paragraph-rsid="0021d83e"/>
    </style:style>
    <style:style style:name="P15" style:family="paragraph" style:parent-style-name="Table_20_Contents">
      <style:paragraph-properties fo:line-height="142%"/>
      <style:text-properties fo:language="en" fo:country="US" officeooo:rsid="002529de" officeooo:paragraph-rsid="002529de"/>
    </style:style>
    <style:style style:name="P16" style:family="paragraph" style:parent-style-name="Table_20_Contents">
      <style:paragraph-properties fo:line-height="142%"/>
      <style:text-properties fo:language="en" fo:country="US" officeooo:rsid="0029a501" officeooo:paragraph-rsid="0029a501"/>
    </style:style>
    <style:style style:name="P17" style:family="paragraph" style:parent-style-name="Table_20_Contents">
      <style:paragraph-properties fo:line-height="142%"/>
      <style:text-properties fo:language="en" fo:country="US" officeooo:rsid="0029cee2" officeooo:paragraph-rsid="0029cee2"/>
    </style:style>
    <style:style style:name="P18" style:family="paragraph" style:parent-style-name="Table_20_Contents">
      <style:paragraph-properties fo:line-height="142%"/>
    </style:style>
    <style:style style:name="P19" style:family="paragraph" style:parent-style-name="Table_20_Contents">
      <style:paragraph-properties fo:line-height="142%"/>
      <style:text-properties officeooo:rsid="0021d83e" officeooo:paragraph-rsid="0021d83e"/>
    </style:style>
    <style:style style:name="P20"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21" style:family="paragraph" style:parent-style-name="Standard">
      <style:text-properties fo:language="en" fo:country="US"/>
    </style:style>
    <style:style style:name="P22" style:family="paragraph" style:parent-style-name="Table_20_Heading">
      <style:paragraph-properties fo:line-height="142%" fo:text-align="start" style:justify-single-word="false"/>
      <style:text-properties fo:language="en" fo:country="US"/>
    </style:style>
    <style:style style:name="P23" style:family="paragraph" style:parent-style-name="Text_20_body">
      <style:text-properties fo:language="en" fo:country="US"/>
    </style:style>
    <style:style style:name="P24"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5" style:family="paragraph" style:parent-style-name="Table_20_Contents">
      <style:paragraph-properties fo:line-height="142%"/>
      <style:text-properties fo:language="en" fo:country="US" officeooo:rsid="002019d8"/>
    </style:style>
    <style:style style:name="P26" style:family="paragraph" style:parent-style-name="Table_20_Contents">
      <style:paragraph-properties fo:line-height="142%"/>
      <style:text-properties fo:language="en" fo:country="US" officeooo:rsid="0029a501" officeooo:paragraph-rsid="002019d8"/>
    </style:style>
    <style:style style:name="P27" style:family="paragraph" style:parent-style-name="Table_20_Contents">
      <style:paragraph-properties fo:line-height="142%"/>
      <style:text-properties fo:language="en" fo:country="US" officeooo:rsid="0029a501" officeooo:paragraph-rsid="0029a501"/>
    </style:style>
    <style:style style:name="P28" style:family="paragraph" style:parent-style-name="Table_20_Contents">
      <style:paragraph-properties fo:line-height="142%"/>
      <style:text-properties fo:language="en" fo:country="US" officeooo:rsid="002d479d" officeooo:paragraph-rsid="002d479d"/>
    </style:style>
    <style:style style:name="P29" style:family="paragraph" style:parent-style-name="Table_20_Contents">
      <style:paragraph-properties fo:line-height="142%"/>
      <style:text-properties fo:language="en" fo:country="US" officeooo:rsid="00213595" officeooo:paragraph-rsid="00213595"/>
    </style:style>
    <style:style style:name="P30" style:family="paragraph" style:parent-style-name="Table_20_Contents">
      <style:paragraph-properties fo:line-height="142%"/>
      <style:text-properties fo:language="en" fo:country="US" officeooo:rsid="002529de" officeooo:paragraph-rsid="002529de"/>
    </style:style>
    <style:style style:name="P31" style:family="paragraph" style:parent-style-name="Table_20_Contents">
      <style:paragraph-properties fo:line-height="142%"/>
      <style:text-properties fo:language="en" fo:country="US" officeooo:rsid="002d8271" officeooo:paragraph-rsid="002d8271"/>
    </style:style>
    <style:style style:name="P3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T1" style:family="text">
      <style:text-properties officeooo:rsid="0029a501"/>
    </style:style>
    <style:style style:name="T2" style:family="text">
      <style:text-properties officeooo:rsid="0029a501"/>
    </style:style>
    <style:style style:name="T3" style:family="text">
      <style:text-properties officeooo:rsid="002019d8"/>
    </style:style>
    <style:style style:name="T4" style:family="text">
      <style:text-properties officeooo:rsid="00213595"/>
    </style:style>
    <style:style style:name="T5" style:family="text">
      <style:text-properties fo:color="#428bca" style:text-line-through-style="none" style:text-line-through-type="none" fo:language="en" fo:country="US" style:text-underline-style="none" style:text-blinking="false"/>
    </style:style>
    <style:style style:name="T6" style:family="text">
      <style:text-properties officeooo:rsid="002529de"/>
    </style:style>
    <style:style style:name="T7" style:family="text">
      <style:text-properties officeooo:rsid="002644c6"/>
    </style:style>
    <style:style style:name="T8" style:family="text">
      <style:text-properties officeooo:rsid="00271daa"/>
    </style:style>
    <style:style style:name="T9" style:family="text">
      <style:text-properties officeooo:rsid="0028d799"/>
    </style:style>
    <style:style style:name="T10" style:family="text">
      <style:text-properties officeooo:rsid="002d8271"/>
    </style:style>
  </office:automatic-styles>
  <office:body>
    <office:text text:use-soft-page-breaks="true">
      <office:forms form:automatic-focus="false" form:apply-design-mode="false"/>
      <text:tracked-changes>
        <text:changed-region xml:id="ct2469427466992" text:id="ct2469427466992">
          <text:deletion>
            <office:change-info>
              <dc:creator>Daniel Zeman</dc:creator>
              <dc:date>2017-02-28T22:51:22</dc:date>
            </office:change-info>
            <text:h text:style-name="P1" text:outline-level="3">1.<text:span text:style-name="T1">4</text:span></text:h>
          </text:deletion>
        </text:changed-region>
        <text:changed-region xml:id="ct2469427472144" text:id="ct2469427472144">
          <text:insertion>
            <office:change-info>
              <dc:creator>Daniel Zeman</dc:creator>
              <dc:date>2017-02-28T22:51:22</dc:date>
            </office:change-info>
          </text:insertion>
        </text:changed-region>
        <text:changed-region xml:id="ct2469427478416" text:id="ct2469427478416">
          <text:deletion>
            <office:change-info>
              <dc:creator>Daniel Zeman</dc:creator>
              <dc:date>2017-02-28T22:51:34</dc:date>
            </office:change-info>
            <text:p text:style-name="P2">1.<text:span text:style-name="T1">4</text:span></text:p>
          </text:deletion>
        </text:changed-region>
        <text:changed-region xml:id="ct2469427464752" text:id="ct2469427464752">
          <text:insertion>
            <office:change-info>
              <dc:creator>Daniel Zeman</dc:creator>
              <dc:date>2017-02-28T22:51:34</dc:date>
            </office:change-info>
          </text:insertion>
        </text:changed-region>
        <text:changed-region xml:id="ct2469427464976" text:id="ct2469427464976">
          <text:deletion>
            <office:change-info>
              <dc:creator>Daniel Zeman</dc:creator>
              <dc:date>2017-02-28T22:51:53</dc:date>
            </office:change-info>
            <text:p text:style-name="P2">,</text:p>
          </text:deletion>
        </text:changed-region>
        <text:changed-region xml:id="ct2469423610528" text:id="ct2469423610528">
          <text:insertion>
            <office:change-info>
              <dc:creator>Daniel Zeman</dc:creator>
              <dc:date>2017-02-28T22:53:59</dc:date>
            </office:change-info>
          </text:insertion>
        </text:changed-region>
        <text:changed-region xml:id="ct2469423617472" text:id="ct2469423617472">
          <text:insertion>
            <office:change-info>
              <dc:creator>Daniel Zeman</dc:creator>
              <dc:date>2017-02-28T22:54:00</dc:date>
            </office:change-info>
          </text:insertion>
        </text:changed-region>
        <text:changed-region xml:id="ct2469423614560" text:id="ct2469423614560">
          <text:insertion>
            <office:change-info>
              <dc:creator>Daniel Zeman</dc:creator>
              <dc:date>2017-02-28T22:54:10</dc:date>
            </office:change-info>
          </text:insertion>
        </text:changed-region>
        <text:changed-region xml:id="ct2469427465648" text:id="ct2469427465648">
          <text:insertion>
            <office:change-info>
              <dc:creator>Daniel Zeman</dc:creator>
              <dc:date>2017-02-28T22:54:41</dc:date>
            </office:change-info>
          </text:insertion>
        </text:changed-region>
        <text:changed-region xml:id="ct2469427467664" text:id="ct2469427467664">
          <text:insertion>
            <office:change-info>
              <dc:creator>Daniel Zeman</dc:creator>
              <dc:date>2017-02-28T22:54:49</dc:date>
            </office:change-info>
          </text:insertion>
        </text:changed-region>
        <text:changed-region xml:id="ct2469427469904" text:id="ct2469427469904">
          <text:deletion>
            <office:change-info>
              <dc:creator>Daniel Zeman</dc:creator>
              <dc:date>2017-02-28T22:56:07</dc:date>
            </office:change-info>
            <text:p text:style-name="P3">English-ESL</text:p>
          </text:deletion>
        </text:changed-region>
        <text:changed-region xml:id="ct2469427465872" text:id="ct2469427465872">
          <text:deletion>
            <office:change-info>
              <dc:creator>Daniel Zeman</dc:creator>
              <dc:date>2017-02-28T22:56:07</dc:date>
            </office:change-info>
            <text:p text:style-name="P3">CC BY-SA 4.0</text:p>
          </text:deletion>
        </text:changed-region>
        <text:changed-region xml:id="ct2469427468112" text:id="ct2469427468112">
          <text:insertion>
            <office:change-info>
              <dc:creator>Daniel Zeman</dc:creator>
              <dc:date>2017-02-28T22:56:37</dc:date>
            </office:change-info>
          </text:insertion>
        </text:changed-region>
        <text:changed-region xml:id="ct2469427468784" text:id="ct2469427468784">
          <text:insertion>
            <office:change-info>
              <dc:creator>Daniel Zeman</dc:creator>
              <dc:date>2017-02-28T22:56:42</dc:date>
            </office:change-info>
          </text:insertion>
        </text:changed-region>
        <text:changed-region xml:id="ct2469423608512" text:id="ct2469423608512">
          <text:insertion>
            <office:change-info>
              <dc:creator>Daniel Zeman</dc:creator>
              <dc:date>2017-02-28T22:57:33</dc:date>
            </office:change-info>
          </text:insertion>
        </text:changed-region>
        <text:changed-region xml:id="ct2469423617696" text:id="ct2469423617696">
          <text:insertion>
            <office:change-info>
              <dc:creator>Daniel Zeman</dc:creator>
              <dc:date>2017-02-28T22:57:37</dc:date>
            </office:change-info>
          </text:insertion>
        </text:changed-region>
        <text:changed-region xml:id="ct2469427469008" text:id="ct2469427469008">
          <text:insertion>
            <office:change-info>
              <dc:creator>Daniel Zeman</dc:creator>
              <dc:date>2017-02-28T22:57:56</dc:date>
            </office:change-info>
          </text:insertion>
        </text:changed-region>
        <text:changed-region xml:id="ct2469427470128" text:id="ct2469427470128">
          <text:insertion>
            <office:change-info>
              <dc:creator>Daniel Zeman</dc:creator>
              <dc:date>2017-02-28T22:58:00</dc:date>
            </office:change-info>
          </text:insertion>
        </text:changed-region>
        <text:changed-region xml:id="ct2469427470576" text:id="ct2469427470576">
          <text:insertion>
            <office:change-info>
              <dc:creator>Daniel Zeman</dc:creator>
              <dc:date>2017-02-28T22:59:01</dc:date>
            </office:change-info>
          </text:insertion>
        </text:changed-region>
        <text:changed-region xml:id="ct2469427471024" text:id="ct2469427471024">
          <text:insertion>
            <office:change-info>
              <dc:creator>Daniel Zeman</dc:creator>
              <dc:date>2017-02-28T22:59:05</dc:date>
            </office:change-info>
          </text:insertion>
        </text:changed-region>
        <text:changed-region xml:id="ct2469427480880" text:id="ct2469427480880">
          <text:deletion>
            <office:change-info>
              <dc:creator>Daniel Zeman</dc:creator>
              <dc:date>2017-02-28T22:59:24</dc:date>
            </office:change-info>
            <text:p text:style-name="P4">Japanese-KTC</text:p>
          </text:deletion>
        </text:changed-region>
        <text:changed-region xml:id="ct2469427482224" text:id="ct2469427482224">
          <text:deletion>
            <office:change-info>
              <dc:creator>Daniel Zeman</dc:creator>
              <dc:date>2017-02-28T22:59:24</dc:date>
            </office:change-info>
            <text:p text:style-name="P4">CC BY-SA 4.0</text:p>
          </text:deletion>
        </text:changed-region>
        <text:changed-region xml:id="ct2469427480208" text:id="ct2469427480208">
          <text:insertion>
            <office:change-info>
              <dc:creator>Daniel Zeman</dc:creator>
              <dc:date>2017-02-28T22:59:40</dc:date>
            </office:change-info>
          </text:insertion>
        </text:changed-region>
        <text:changed-region xml:id="ct2469427478640" text:id="ct2469427478640">
          <text:insertion>
            <office:change-info>
              <dc:creator>Daniel Zeman</dc:creator>
              <dc:date>2017-02-28T22:59:42</dc:date>
            </office:change-info>
          </text:insertion>
        </text:changed-region>
        <text:changed-region xml:id="ct2469427480432" text:id="ct2469427480432">
          <text:insertion>
            <office:change-info>
              <dc:creator>Daniel Zeman</dc:creator>
              <dc:date>2017-02-28T23:00:20</dc:date>
            </office:change-info>
          </text:insertion>
        </text:changed-region>
        <text:changed-region xml:id="ct2469427479088" text:id="ct2469427479088">
          <text:insertion>
            <office:change-info>
              <dc:creator>Daniel Zeman</dc:creator>
              <dc:date>2017-02-28T23:00:23</dc:date>
            </office:change-info>
          </text:insertion>
        </text:changed-region>
        <text:changed-region xml:id="ct2469423616352" text:id="ct2469423616352">
          <text:insertion>
            <office:change-info>
              <dc:creator>Daniel Zeman</dc:creator>
              <dc:date>2017-02-28T23:00:42</dc:date>
            </office:change-info>
          </text:insertion>
        </text:changed-region>
        <text:changed-region xml:id="ct2469427478864" text:id="ct2469427478864">
          <text:insertion>
            <office:change-info>
              <dc:creator>Daniel Zeman</dc:creator>
              <dc:date>2017-02-28T23:00:52</dc:date>
            </office:change-info>
          </text:insertion>
        </text:changed-region>
        <text:changed-region xml:id="ct2469427481104" text:id="ct2469427481104">
          <text:insertion>
            <office:change-info>
              <dc:creator>Daniel Zeman</dc:creator>
              <dc:date>2017-02-28T23:00:56</dc:date>
            </office:change-info>
          </text:insertion>
        </text:changed-region>
        <text:changed-region xml:id="ct2469423618368" text:id="ct2469423618368">
          <text:deletion>
            <office:change-info>
              <dc:creator>Daniel Zeman</dc:creator>
              <dc:date>2017-02-28T23:01:36</dc:date>
            </office:change-info>
            <text:p text:style-name="P4">-NC</text:p>
          </text:deletion>
        </text:changed-region>
        <text:changed-region xml:id="ct2469423608736" text:id="ct2469423608736">
          <text:deletion>
            <office:change-info>
              <dc:creator>Daniel Zeman</dc:creator>
              <dc:date>2017-02-28T23:01:39</dc:date>
            </office:change-info>
            <text:p text:style-name="P4">3</text:p>
          </text:deletion>
        </text:changed-region>
        <text:changed-region xml:id="ct2469423619264" text:id="ct2469423619264">
          <text:insertion>
            <office:change-info>
              <dc:creator>Daniel Zeman</dc:creator>
              <dc:date>2017-02-28T23:01:39</dc:date>
            </office:change-info>
          </text:insertion>
        </text:changed-region>
        <text:changed-region xml:id="ct2469427479312" text:id="ct2469427479312">
          <text:deletion>
            <office:change-info>
              <dc:creator>Daniel Zeman</dc:creator>
              <dc:date>2017-02-28T23:01:50</dc:date>
            </office:change-info>
            <text:p text:style-name="P5">Portuguese-Bosque</text:p>
          </text:deletion>
        </text:changed-region>
        <text:changed-region xml:id="ct2469427479984" text:id="ct2469427479984">
          <text:deletion>
            <office:change-info>
              <dc:creator>Daniel Zeman</dc:creator>
              <dc:date>2017-02-28T23:01:50</dc:date>
            </office:change-info>
            <text:p text:style-name="P5">CC BY-SA 4.0</text:p>
          </text:deletion>
        </text:changed-region>
        <text:changed-region xml:id="ct2469427480656" text:id="ct2469427480656">
          <text:deletion>
            <office:change-info>
              <dc:creator>Daniel Zeman</dc:creator>
              <dc:date>2017-02-28T23:03:12</dc:date>
            </office:change-info>
            <text:p text:style-name="P5">Swedish_Sign_Language</text:p>
          </text:deletion>
        </text:changed-region>
        <text:changed-region xml:id="ct2469427481328" text:id="ct2469427481328">
          <text:deletion>
            <office:change-info>
              <dc:creator>Daniel Zeman</dc:creator>
              <dc:date>2017-02-28T23:03:12</dc:date>
            </office:change-info>
            <text:p text:style-name="P5">CC BY-SA 4.0</text:p>
          </text:deletion>
        </text:changed-region>
        <text:changed-region xml:id="ct2469427479760" text:id="ct2469427479760">
          <text:insertion>
            <office:change-info>
              <dc:creator>Daniel Zeman</dc:creator>
              <dc:date>2017-02-28T23:03:43</dc:date>
            </office:change-info>
          </text:insertion>
        </text:changed-region>
        <text:changed-region xml:id="ct2469427481552" text:id="ct2469427481552">
          <text:insertion>
            <office:change-info>
              <dc:creator>Daniel Zeman</dc:creator>
              <dc:date>2017-02-28T23:03: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text:change text:change-id="ct2469427466992"/><text:change-start text:change-id="ct2469427472144"/><text:span text:style-name="T1">2.0</text:span><text:change-end text:change-id="ct2469427472144"/> License Terms</text:h>
      <text:p text:style-name="P2">Universal Dependencies v<text:change text:change-id="ct2469427478416"/><text:change-start text:change-id="ct2469427464752"/><text:span text:style-name="T1">2.0</text:span><text:change-end text:change-id="ct2469427464752"/> (referred to as “UD” in the rest of this document) is a collection of linguistic data and tools. Each of the treebanks has its own license terms and you (the “User”) are responsible for complying with the license terms applicable to those parts of UD<text:change text:change-id="ct2469427464976"/> which you use. If you do not agree with the license terms, you must stop using UD and destroy all copies of UD data that you have obtained.</text:p>
      <text:p text:style-name="P23"/>
      <text:p text:style-name="P9">You are specifically reminded that some of the treebanks permit only non-commercial usage.</text:p>
      <text:p text:style-name="P23"/>
      <text:p text:style-name="P2">The additional software tools are provided as-is (without any warranty) and are redistributed under GNU GPL Version 2.</text:p>
      <text:p text:style-name="P23"/>
      <text:p text:style-name="P2">The license for every treebank included in the release is specified in the appropriate language/<text:span text:style-name="T3">treebank</text:span> directory.</text:p>
      <text:p text:style-name="P23"/>
      <text:h text:style-name="P8"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22">Treebank</text:p>
            </table:table-cell>
            <table:table-cell table:style-name="Tabulka1.A1" office:value-type="string">
              <text:p text:style-name="P22">License</text:p>
            </table:table-cell>
          </table:table-row>
        </table:table-header-rows>
        <table:table-row>
          <table:table-cell table:style-name="Tabulka1.A2" office:value-type="string">
            <text:p text:style-name="P11">Ancient_Greek</text:p>
          </table:table-cell>
          <table:table-cell table:style-name="Tabulka1.A2" office:value-type="string">
            <text:p text:style-name="P11">CC BY-NC-SA 2.5</text:p>
          </table:table-cell>
        </table:table-row>
        <table:table-row>
          <table:table-cell table:style-name="Tabulka1.A2" office:value-type="string">
            <text:p text:style-name="P11">Ancient_Greek-PROIEL</text:p>
          </table:table-cell>
          <table:table-cell table:style-name="Tabulka1.A2" office:value-type="string">
            <text:p text:style-name="P11">CC BY-NC-SA 3.0</text:p>
          </table:table-cell>
        </table:table-row>
        <table:table-row>
          <table:table-cell table:style-name="Tabulka1.A2" office:value-type="string">
            <text:p text:style-name="P11">Arabic</text:p>
          </table:table-cell>
          <table:table-cell table:style-name="Tabulka1.A2" office:value-type="string">
            <text:p text:style-name="P11">CC BY-NC-SA 3.0</text:p>
          </table:table-cell>
        </table:table-row>
        <table:table-row>
          <table:table-cell table:style-name="Tabulka1.A2" office:value-type="string">
            <text:p text:style-name="P28"><text:change-start text:change-id="ct2469423610528"/>Arabi<text:change-end text:change-id="ct2469423610528"/><text:change-start text:change-id="ct2469423617472"/>c-NYUAD<text:change-end text:change-id="ct2469423617472"/></text:p>
          </table:table-cell>
          <table:table-cell table:style-name="Tabulka1.A2" office:value-type="string">
            <text:p text:style-name="P28"><text:change-start text:change-id="ct2469423614560"/>CC BY-SA 4.0<text:change-end text:change-id="ct2469423614560"/></text:p>
          </table:table-cell>
        </table:table-row>
        <table:table-row>
          <table:table-cell table:style-name="Tabulka1.A2" office:value-type="string">
            <text:p text:style-name="P10">Basque</text:p>
          </table:table-cell>
          <table:table-cell table:style-name="Tabulka1.A2" office:value-type="string">
            <text:p text:style-name="P10">CC BY-NC-SA 3.0</text:p>
          </table:table-cell>
        </table:table-row>
        <table:table-row>
          <table:table-cell table:style-name="Tabulka1.A1" office:value-type="string">
            <text:p text:style-name="P28"><text:change-start text:change-id="ct2469427465648"/>Belarusian<text:change-end text:change-id="ct2469427465648"/></text:p>
          </table:table-cell>
          <table:table-cell table:style-name="Tabulka1.A1" office:value-type="string">
            <text:p text:style-name="P28"><text:change-start text:change-id="ct2469427467664"/>CC BY-SA 4.0<text:change-end text:change-id="ct2469427467664"/></text:p>
          </table:table-cell>
        </table:table-row>
        <table:table-row>
          <table:table-cell table:style-name="Tabulka1.A1" office:value-type="string">
            <text:p text:style-name="P10">Bulgarian</text:p>
          </table:table-cell>
          <table:table-cell table:style-name="Tabulka1.A1" office:value-type="string">
            <text:p text:style-name="P10">CC BY-<text:span text:style-name="T8">NC</text:span>-SA <text:span text:style-name="T3">3</text:span>.0</text:p>
          </table:table-cell>
        </table:table-row>
        <table:table-row>
          <table:table-cell table:style-name="Tabulka1.A2" office:value-type="string">
            <text:p text:style-name="P3">Catalan</text:p>
          </table:table-cell>
          <table:table-cell table:style-name="Tabulka1.A2" office:value-type="string">
            <text:p text:style-name="P3">GNU GPL 3.0</text:p>
          </table:table-cell>
        </table:table-row>
        <table:table-row>
          <table:table-cell table:style-name="Tabulka1.A2" office:value-type="string">
            <text:p text:style-name="P3">Chinese</text:p>
          </table:table-cell>
          <table:table-cell table:style-name="Tabulka1.A2" office:value-type="string">
            <text:p text:style-name="P3">CC BY-NC-SA 4.0</text:p>
          </table:table-cell>
        </table:table-row>
        <table:table-row>
          <table:table-cell table:style-name="Tabulka1.A2" office:value-type="string">
            <text:p text:style-name="P5">Coptic</text:p>
          </table:table-cell>
          <table:table-cell table:style-name="Tabulka1.A2" office:value-type="string">
            <text:p text:style-name="P5">CC BY 4.0</text:p>
          </table:table-cell>
        </table:table-row>
        <table:table-row>
          <table:table-cell table:style-name="Tabulka1.A2" office:value-type="string">
            <text:p text:style-name="P10">Croatian</text:p>
          </table:table-cell>
          <table:table-cell table:style-name="Tabulka1.A2" office:value-type="string">
            <text:p text:style-name="P10">CC BY-SA 4.0</text:p>
          </table:table-cell>
        </table:table-row>
        <table:table-row>
          <table:table-cell table:style-name="Tabulka1.A1" office:value-type="string">
            <text:p text:style-name="P10">Czech</text:p>
          </table:table-cell>
          <table:table-cell table:style-name="Tabulka1.A1" office:value-type="string">
            <text:p text:style-name="P10">CC BY-NC-SA 3.0</text:p>
          </table:table-cell>
        </table:table-row>
        <table:table-row>
          <table:table-cell table:style-name="Tabulka1.A2" office:value-type="string">
            <text:p text:style-name="P3">Czech-CAC</text:p>
          </table:table-cell>
          <table:table-cell table:style-name="Tabulka1.A2" office:value-type="string">
            <text:p text:style-name="P3">CC BY-SA 4.0</text:p>
          </table:table-cell>
        </table:table-row>
        <table:table-row>
          <table:table-cell table:style-name="Tabulka1.A2" office:value-type="string">
            <text:p text:style-name="P3">Czech-CLTT</text:p>
          </table:table-cell>
          <table:table-cell table:style-name="Tabulka1.A2" office:value-type="string">
            <text:p text:style-name="P3">CC BY-SA 4.0</text:p>
          </table:table-cell>
        </table:table-row>
        <table:table-row>
          <table:table-cell table:style-name="Tabulka1.A2" office:value-type="string">
            <text:p text:style-name="P10">Danish</text:p>
          </table:table-cell>
          <table:table-cell table:style-name="Tabulka1.A2" office:value-type="string">
            <text:p text:style-name="P25">CC BY-SA 4.0</text:p>
          </table:table-cell>
        </table:table-row>
        <table:table-row>
          <table:table-cell table:style-name="Tabulka1.A1" office:value-type="string">
            <text:p text:style-name="P11">Dutch</text:p>
          </table:table-cell>
          <table:table-cell table:style-name="Tabulka1.A1" office:value-type="string">
            <text:p text:style-name="P26">CC BY-SA 4.0</text:p>
          </table:table-cell>
        </table:table-row>
        <table:table-row>
          <table:table-cell table:style-name="Tabulka1.A1" office:value-type="string">
            <text:p text:style-name="P3">Dutch-LassySmall</text:p>
          </table:table-cell>
          <table:table-cell table:style-name="Tabulka1.A1" office:value-type="string">
            <text:p text:style-name="P3">CC BY-SA 4.0</text:p>
          </table:table-cell>
        </table:table-row>
        <table:table-row>
          <table:table-cell table:style-name="Tabulka1.A1" office:value-type="string">
            <text:p text:style-name="P10">English</text:p>
          </table:table-cell>
          <table:table-cell table:style-name="Tabulka1.A1" office:value-type="string">
            <text:p text:style-name="P10">CC BY-SA 4.0</text:p>
          </table:table-cell>
        </table:table-row>
        <table:table-row>
          <table:table-cell table:style-name="Tabulka1.A2" office:value-type="string">
            <text:p text:style-name="P3"><text:change text:change-id="ct2469427469904"/></text:p>
          </table:table-cell>
          <table:table-cell table:style-name="Tabulka1.A2" office:value-type="string">
            <text:p text:style-name="P3"><text:change text:change-id="ct2469427465872"/></text:p>
          </table:table-cell>
        </table:table-row>
        <table:table-row>
          <table:table-cell table:style-name="Tabulka1.A2" office:value-type="string">
            <text:p text:style-name="P3">English-LinES</text:p>
          </table:table-cell>
          <table:table-cell table:style-name="Tabulka1.A2" office:value-type="string">
            <text:p text:style-name="P3">CC BY-NC-SA 4.0</text:p>
          </table:table-cell>
        </table:table-row>
        <table:table-row>
          <table:table-cell table:style-name="Tabulka1.A2" office:value-type="string">
            <text:p text:style-name="P28"><text:change-start text:change-id="ct2469427468112"/>English-ParTUT<text:change-end text:change-id="ct2469427468112"/></text:p>
          </table:table-cell>
          <table:table-cell table:style-name="Tabulka1.A2" office:value-type="string">
            <text:p text:style-name="P28"><text:change-start text:change-id="ct2469427468784"/>CC BY-NC-SA 4.0<text:change-end text:change-id="ct2469427468784"/></text:p>
          </table:table-cell>
        </table:table-row>
        <table:table-row>
          <table:table-cell table:style-name="Tabulka1.A2" office:value-type="string">
            <text:p text:style-name="P11">Estonian</text:p>
          </table:table-cell>
          <table:table-cell table:style-name="Tabulka1.A2" office:value-type="string">
            <text:p text:style-name="P11">CC BY-NC-SA <text:span text:style-name="T6">4</text:span>.0</text:p>
          </table:table-cell>
        </table:table-row>
        <table:table-row>
          <table:table-cell table:style-name="Tabulka1.A2" office:value-type="string">
            <text:p text:style-name="P10">Finnish</text:p>
          </table:table-cell>
          <table:table-cell table:style-name="Tabulka1.A2" office:value-type="string">
            <text:p text:style-name="P10">CC BY-SA 4.0</text:p>
          </table:table-cell>
        </table:table-row>
        <text:soft-page-break/>
        <table:table-row>
          <table:table-cell table:style-name="Tabulka1.A1" office:value-type="string">
            <text:p text:style-name="P10">Finnish-FTB</text:p>
          </table:table-cell>
          <table:table-cell table:style-name="Tabulka1.A1" office:value-type="string">
            <text:p text:style-name="P10">CC BY 4.0</text:p>
          </table:table-cell>
        </table:table-row>
        <table:table-row>
          <table:table-cell table:style-name="Tabulka1.A2" office:value-type="string">
            <text:p text:style-name="P10">French</text:p>
          </table:table-cell>
          <table:table-cell table:style-name="Tabulka1.A2" office:value-type="string">
            <text:p text:style-name="P10">CC BY-NC-SA 3.0 US</text:p>
          </table:table-cell>
        </table:table-row>
        <table:table-row>
          <table:table-cell table:style-name="Tabulka1.A1" office:value-type="string">
            <text:p text:style-name="P28"><text:change-start text:change-id="ct2469423608512"/>French-ParTUT<text:change-end text:change-id="ct2469423608512"/></text:p>
          </table:table-cell>
          <table:table-cell table:style-name="Tabulka1.A1" office:value-type="string">
            <text:p text:style-name="P28"><text:change-start text:change-id="ct2469423617696"/>CC BY-NC-SA 4.0<text:change-end text:change-id="ct2469423617696"/></text:p>
          </table:table-cell>
        </table:table-row>
        <table:table-row>
          <table:table-cell table:style-name="Tabulka1.A1" office:value-type="string">
            <text:p text:style-name="P28"><text:change-start text:change-id="ct2469427469008"/>French-Sequoia<text:change-end text:change-id="ct2469427469008"/></text:p>
          </table:table-cell>
          <table:table-cell table:style-name="Tabulka1.A1" office:value-type="string">
            <text:p text:style-name="P28"><text:change-start text:change-id="ct2469427470128"/>LGPLLR<text:change-end text:change-id="ct2469427470128"/></text:p>
          </table:table-cell>
        </table:table-row>
        <table:table-row>
          <table:table-cell table:style-name="Tabulka1.A1" office:value-type="string">
            <text:p text:style-name="P12">Galician</text:p>
          </table:table-cell>
          <table:table-cell table:style-name="Tabulka1.A1" office:value-type="string">
            <text:p text:style-name="P12">CC BY-NC-SA 3.0</text:p>
          </table:table-cell>
        </table:table-row>
        <table:table-row>
          <table:table-cell table:style-name="Tabulka1.A1" office:value-type="string">
            <text:p text:style-name="P5">Galician-TreeGal</text:p>
          </table:table-cell>
          <table:table-cell table:style-name="Tabulka1.A1" office:value-type="string">
            <text:p text:style-name="P5">LGPLLR</text:p>
          </table:table-cell>
        </table:table-row>
        <table:table-row>
          <table:table-cell table:style-name="Tabulka1.A1" office:value-type="string">
            <text:p text:style-name="P10">German</text:p>
          </table:table-cell>
          <table:table-cell table:style-name="Tabulka1.A1" office:value-type="string">
            <text:p text:style-name="P10">CC BY-NC-SA 3.0 US</text:p>
          </table:table-cell>
        </table:table-row>
        <table:table-row>
          <table:table-cell table:style-name="Tabulka1.A2" office:value-type="string">
            <text:p text:style-name="P11">Gothic</text:p>
          </table:table-cell>
          <table:table-cell table:style-name="Tabulka1.A2" office:value-type="string">
            <text:p text:style-name="P11">CC BY-NC-SA 3.0</text:p>
          </table:table-cell>
        </table:table-row>
        <table:table-row>
          <table:table-cell table:style-name="Tabulka1.A2" office:value-type="string">
            <text:p text:style-name="P10">Greek</text:p>
          </table:table-cell>
          <table:table-cell table:style-name="Tabulka1.A2" office:value-type="string">
            <text:p text:style-name="P10">CC BY-NC-SA 3.0</text:p>
          </table:table-cell>
        </table:table-row>
        <table:table-row>
          <table:table-cell table:style-name="Tabulka1.A1" office:value-type="string">
            <text:p text:style-name="P10">Hebrew</text:p>
          </table:table-cell>
          <table:table-cell table:style-name="Tabulka1.A1" office:value-type="string">
            <text:p text:style-name="P10">CC BY-NC-SA 4.0</text:p>
          </table:table-cell>
        </table:table-row>
        <table:table-row>
          <table:table-cell table:style-name="Tabulka1.A2" office:value-type="string">
            <text:p text:style-name="P4">Hindi</text:p>
          </table:table-cell>
          <table:table-cell table:style-name="Tabulka1.A2" office:value-type="string">
            <text:p text:style-name="P4">CC BY-NC-SA 4.0</text:p>
          </table:table-cell>
        </table:table-row>
        <table:table-row>
          <table:table-cell table:style-name="Tabulka1.A2" office:value-type="string">
            <text:p text:style-name="P10">Hungarian</text:p>
          </table:table-cell>
          <table:table-cell table:style-name="Tabulka1.A2" office:value-type="string">
            <text:p text:style-name="P10">CC BY-NC-SA 3.0</text:p>
          </table:table-cell>
        </table:table-row>
        <table:table-row>
          <table:table-cell table:style-name="Tabulka1.A1" office:value-type="string">
            <text:p text:style-name="P10">Indonesian</text:p>
          </table:table-cell>
          <table:table-cell table:style-name="Tabulka1.A1" office:value-type="string">
            <text:p text:style-name="P10">CC BY-NC-SA 3.0 US</text:p>
          </table:table-cell>
        </table:table-row>
        <table:table-row>
          <table:table-cell table:style-name="Tabulka1.A2" office:value-type="string">
            <text:p text:style-name="P10">Irish</text:p>
          </table:table-cell>
          <table:table-cell table:style-name="Tabulka1.A2" office:value-type="string">
            <text:p text:style-name="P10">CC BY-SA 3.0</text:p>
          </table:table-cell>
        </table:table-row>
        <table:table-row>
          <table:table-cell table:style-name="Tabulka1.A1" office:value-type="string">
            <text:p text:style-name="P10">Italian</text:p>
          </table:table-cell>
          <table:table-cell table:style-name="Tabulka1.A1" office:value-type="string">
            <text:p text:style-name="P10">CC BY-NC-SA 3.0</text:p>
          </table:table-cell>
        </table:table-row>
        <table:table-row>
          <table:table-cell table:style-name="Tabulka1.A2" office:value-type="string">
            <text:p text:style-name="P28"><text:change-start text:change-id="ct2469427470576"/>Italian-ParTUT<text:change-end text:change-id="ct2469427470576"/></text:p>
          </table:table-cell>
          <table:table-cell table:style-name="Tabulka1.A2" office:value-type="string">
            <text:p text:style-name="P28"><text:change-start text:change-id="ct2469427471024"/>CC BY-NC-SA 4.0<text:change-end text:change-id="ct2469427471024"/></text:p>
          </table:table-cell>
        </table:table-row>
        <table:table-row>
          <table:table-cell table:style-name="Tabulka1.A2" office:value-type="string">
            <text:p text:style-name="P5">Japanese</text:p>
          </table:table-cell>
          <table:table-cell table:style-name="Tabulka1.A2" office:value-type="string">
            <text:p text:style-name="P5">CC BY-NC-SA 3.0 US</text:p>
          </table:table-cell>
        </table:table-row>
        <table:table-row>
          <table:table-cell table:style-name="Tabulka1.A2" office:value-type="string">
            <text:p text:style-name="P4"><text:change text:change-id="ct2469427480880"/></text:p>
          </table:table-cell>
          <table:table-cell table:style-name="Tabulka1.A2" office:value-type="string">
            <text:p text:style-name="P4"><text:change text:change-id="ct2469427482224"/></text:p>
          </table:table-cell>
        </table:table-row>
        <table:table-row>
          <table:table-cell table:style-name="Tabulka1.A2" office:value-type="string">
            <text:p text:style-name="P12">Kazakh</text:p>
          </table:table-cell>
          <table:table-cell table:style-name="Tabulka1.A2" office:value-type="string">
            <text:p text:style-name="P12">CC BY-SA 4.0</text:p>
          </table:table-cell>
        </table:table-row>
        <table:table-row>
          <table:table-cell table:style-name="Tabulka1.A2" office:value-type="string">
            <text:p text:style-name="P28"><text:change-start text:change-id="ct2469427480208"/>Korean<text:change-end text:change-id="ct2469427480208"/></text:p>
          </table:table-cell>
          <table:table-cell table:style-name="Tabulka1.A2" office:value-type="string">
            <text:p text:style-name="P28"><text:change-start text:change-id="ct2469427478640"/>CC BY-NC-SA 3.0 US<text:change-end text:change-id="ct2469427478640"/></text:p>
          </table:table-cell>
        </table:table-row>
        <table:table-row>
          <table:table-cell table:style-name="Tabulka1.A2" office:value-type="string">
            <text:p text:style-name="P4">Latin</text:p>
          </table:table-cell>
          <table:table-cell table:style-name="Tabulka1.A2" office:value-type="string">
            <text:p text:style-name="P4">CC BY-NC-SA 2.5</text:p>
          </table:table-cell>
        </table:table-row>
        <table:table-row>
          <table:table-cell table:style-name="Tabulka1.A2" office:value-type="string">
            <text:p text:style-name="P4">Latin-ITT<text:span text:style-name="T7">B</text:span></text:p>
          </table:table-cell>
          <table:table-cell table:style-name="Tabulka1.A2" office:value-type="string">
            <text:p text:style-name="P4">CC BY-NC-SA 3.0</text:p>
          </table:table-cell>
        </table:table-row>
        <table:table-row>
          <table:table-cell table:style-name="Tabulka1.A2" office:value-type="string">
            <text:p text:style-name="P4">Latin-PROIEL</text:p>
          </table:table-cell>
          <table:table-cell table:style-name="Tabulka1.A2" office:value-type="string">
            <text:p text:style-name="P4">CC BY-NC-SA 3.0</text:p>
          </table:table-cell>
        </table:table-row>
        <table:table-row>
          <table:table-cell table:style-name="Tabulka1.A2" office:value-type="string">
            <text:p text:style-name="P12">Latvian</text:p>
          </table:table-cell>
          <table:table-cell table:style-name="Tabulka1.A2" office:value-type="string">
            <text:p text:style-name="P12">CC BY-NC-SA 4.0</text:p>
          </table:table-cell>
        </table:table-row>
        <table:table-row>
          <table:table-cell table:style-name="Tabulka1.A2" office:value-type="string">
            <text:p text:style-name="P28"><text:change-start text:change-id="ct2469427480432"/>Lithuanian<text:change-end text:change-id="ct2469427480432"/></text:p>
          </table:table-cell>
          <table:table-cell table:style-name="Tabulka1.A2" office:value-type="string">
            <text:p text:style-name="P28"><text:change-start text:change-id="ct2469427479088"/>CC BY-SA 4.0<text:change-end text:change-id="ct2469427479088"/></text:p>
          </table:table-cell>
        </table:table-row>
        <table:table-row>
          <table:table-cell table:style-name="Tabulka1.A2" office:value-type="string">
            <text:p text:style-name="P4">Norwegian<text:change-start text:change-id="ct2469423616352"/><text:span text:style-name="T10">-Bokmaal</text:span><text:change-end text:change-id="ct2469423616352"/></text:p>
          </table:table-cell>
          <table:table-cell table:style-name="Tabulka1.A2" office:value-type="string">
            <text:p text:style-name="P4">CC BY-NC-SA</text:p>
          </table:table-cell>
        </table:table-row>
        <table:table-row>
          <table:table-cell table:style-name="Tabulka1.A2" office:value-type="string">
            <text:p text:style-name="P31"><text:change-start text:change-id="ct2469427478864"/>Norwegian-Nynorsk<text:change-end text:change-id="ct2469427478864"/></text:p>
          </table:table-cell>
          <table:table-cell table:style-name="Tabulka1.A2" office:value-type="string">
            <text:p text:style-name="P31"><text:change-start text:change-id="ct2469427481104"/>CC BY-NC-SA<text:change-end text:change-id="ct2469427481104"/></text:p>
          </table:table-cell>
        </table:table-row>
        <table:table-row>
          <table:table-cell table:style-name="Tabulka1.A2" office:value-type="string">
            <text:p text:style-name="P4">Old_Church_Slavonic</text:p>
          </table:table-cell>
          <table:table-cell table:style-name="Tabulka1.A2" office:value-type="string">
            <text:p text:style-name="P4">CC BY-NC-SA 3.0</text:p>
          </table:table-cell>
        </table:table-row>
        <table:table-row>
          <table:table-cell table:style-name="Tabulka1.A2" office:value-type="string">
            <text:p text:style-name="P10">Persian</text:p>
          </table:table-cell>
          <table:table-cell table:style-name="Tabulka1.A2" office:value-type="string">
            <text:p text:style-name="P10">CC BY-SA 4.0</text:p>
          </table:table-cell>
        </table:table-row>
        <table:table-row>
          <table:table-cell table:style-name="Tabulka1.A1" office:value-type="string">
            <text:p text:style-name="P4">Polish</text:p>
          </table:table-cell>
          <table:table-cell table:style-name="Tabulka1.A1" office:value-type="string">
            <text:p text:style-name="P4">GNU GPL 3.0</text:p>
          </table:table-cell>
        </table:table-row>
        <table:table-row>
          <table:table-cell table:style-name="Tabulka1.A1" office:value-type="string">
            <text:p text:style-name="P4">Portuguese</text:p>
          </table:table-cell>
          <table:table-cell table:style-name="Tabulka1.A1" office:value-type="string">
            <text:p text:style-name="P4">CC BY<text:change text:change-id="ct2469423618368"/>-SA <text:change text:change-id="ct2469423608736"/><text:change-start text:change-id="ct2469423619264"/><text:span text:style-name="T10">4</text:span><text:change-end text:change-id="ct2469423619264"/>.0</text:p>
          </table:table-cell>
        </table:table-row>
        <table:table-row>
          <table:table-cell table:style-name="Tabulka1.A1" office:value-type="string">
            <text:p text:style-name="P5"><text:change text:change-id="ct2469427479312"/></text:p>
          </table:table-cell>
          <table:table-cell table:style-name="Tabulka1.A1" office:value-type="string">
            <text:p text:style-name="P5"><text:change text:change-id="ct2469427479984"/></text:p>
          </table:table-cell>
        </table:table-row>
        <table:table-row>
          <table:table-cell table:style-name="Tabulka1.A1" office:value-type="string">
            <text:p text:style-name="P12">Portuguese-BR</text:p>
          </table:table-cell>
          <table:table-cell table:style-name="Tabulka1.A1" office:value-type="string">
            <text:p text:style-name="P12">CC BY-NC-SA 3.0 US</text:p>
          </table:table-cell>
        </table:table-row>
        <table:table-row>
          <table:table-cell table:style-name="Tabulka1.A1" office:value-type="string">
            <text:p text:style-name="P4">Romanian</text:p>
          </table:table-cell>
          <table:table-cell table:style-name="Tabulka1.A1" office:value-type="string">
            <text:p text:style-name="P4">CC BY-SA 4.0</text:p>
          </table:table-cell>
        </table:table-row>
        <table:table-row>
          <table:table-cell table:style-name="Tabulka1.A1" office:value-type="string">
            <text:p text:style-name="P12">Russian</text:p>
          </table:table-cell>
          <table:table-cell table:style-name="Tabulka1.A1" office:value-type="string">
            <text:p text:style-name="P12">CC BY-NC-SA 4.0</text:p>
          </table:table-cell>
        </table:table-row>
        <table:table-row>
          <table:table-cell table:style-name="Tabulka1.A1" office:value-type="string">
            <text:p text:style-name="P12">Russian-Syn<text:span text:style-name="T9">T</text:span>ag<text:span text:style-name="T9">R</text:span>us</text:p>
          </table:table-cell>
          <table:table-cell table:style-name="Tabulka1.B60" office:value-type="string">
            <text:p text:style-name="P20">CC BY-NC-SA 4.0</text:p>
          </table:table-cell>
        </table:table-row>
        <table:table-row>
          <table:table-cell table:style-name="Tabulka1.A1" office:value-type="string">
            <text:p text:style-name="P5">Sanskrit</text:p>
          </table:table-cell>
          <table:table-cell table:style-name="Tabulka1.A1" office:value-type="string">
            <text:p text:style-name="P5">CC BY-SA 4.0</text:p>
          </table:table-cell>
        </table:table-row>
        <table:table-row>
          <table:table-cell table:style-name="Tabulka1.A1" office:value-type="string">
            <text:p text:style-name="P5">Slovak</text:p>
          </table:table-cell>
          <table:table-cell table:style-name="Tabulka1.A1" office:value-type="string">
            <text:p text:style-name="P5">CC BY-SA 4.0</text:p>
          </table:table-cell>
        </table:table-row>
        <table:table-row>
          <table:table-cell table:style-name="Tabulka1.A1" office:value-type="string">
            <text:p text:style-name="P4">Slovenian</text:p>
          </table:table-cell>
          <table:table-cell table:style-name="Tabulka1.A1" office:value-type="string">
            <text:p text:style-name="P4">CC BY-NC-SA 4.0</text:p>
          </table:table-cell>
        </table:table-row>
        <table:table-row>
          <table:table-cell table:style-name="Tabulka1.A1" office:value-type="string">
            <text:p text:style-name="P12">Slovenian-SST</text:p>
          </table:table-cell>
          <table:table-cell table:style-name="Tabulka1.A1" office:value-type="string">
            <text:p text:style-name="P12">CC BY-NC-SA 4.0</text:p>
          </table:table-cell>
        </table:table-row>
        <table:table-row>
          <table:table-cell table:style-name="Tabulka1.A1" office:value-type="string">
            <text:p text:style-name="P10">Spanish</text:p>
          </table:table-cell>
          <table:table-cell table:style-name="Tabulka1.A1" office:value-type="string">
            <text:p text:style-name="P10">CC BY-NC-SA 3.0 US</text:p>
          </table:table-cell>
        </table:table-row>
        <table:table-row>
          <table:table-cell table:style-name="Tabulka1.A2" office:value-type="string">
            <text:p text:style-name="P12">Spanish-AnCora</text:p>
          </table:table-cell>
          <table:table-cell table:style-name="Tabulka1.A2" office:value-type="string">
            <text:p text:style-name="P12">GNU GPL 3.0</text:p>
          </table:table-cell>
        </table:table-row>
        <table:table-row>
          <table:table-cell table:style-name="Tabulka1.A2" office:value-type="string">
            <text:p text:style-name="P10">Swedish</text:p>
          </table:table-cell>
          <table:table-cell table:style-name="Tabulka1.A2" office:value-type="string">
            <text:p text:style-name="P10">CC BY-SA 4.0</text:p>
          </table:table-cell>
        </table:table-row>
        <table:table-row>
          <table:table-cell table:style-name="Tabulka1.A2" office:value-type="string">
            <text:p text:style-name="P12">Swedish-LinES</text:p>
          </table:table-cell>
          <table:table-cell table:style-name="Tabulka1.A2" office:value-type="string">
            <text:p text:style-name="P12">CC BY-NC-SA 4.0</text:p>
          </table:table-cell>
        </table:table-row>
        <table:table-row>
          <table:table-cell table:style-name="Tabulka1.A2" office:value-type="string">
            <text:p text:style-name="P5"><text:change text:change-id="ct2469427480656"/></text:p>
          </table:table-cell>
          <table:table-cell table:style-name="Tabulka1.A2" office:value-type="string">
            <text:p text:style-name="P5"><text:change text:change-id="ct2469427481328"/></text:p>
          </table:table-cell>
        </table:table-row>
        <table:table-row>
          <table:table-cell table:style-name="Tabulka1.A2" office:value-type="string">
            <text:p text:style-name="P4">Tamil</text:p>
          </table:table-cell>
          <table:table-cell table:style-name="Tabulka1.A2" office:value-type="string">
            <text:p text:style-name="P4">CC BY-NC-SA 3.0</text:p>
          </table:table-cell>
        </table:table-row>
        <table:table-row>
          <table:table-cell table:style-name="Tabulka1.A2" office:value-type="string">
            <text:p text:style-name="P12">Turkish</text:p>
          </table:table-cell>
          <table:table-cell table:style-name="Tabulka1.A2" office:value-type="string">
            <text:p text:style-name="P12">CC BY-NC-SA</text:p>
          </table:table-cell>
        </table:table-row>
        <table:table-row>
          <table:table-cell table:style-name="Tabulka1.A2" office:value-type="string">
            <text:p text:style-name="P5">Ukrainian</text:p>
          </table:table-cell>
          <table:table-cell table:style-name="Tabulka1.A2" office:value-type="string">
            <text:p text:style-name="P5">CC BY-NC-SA 4.0</text:p>
          </table:table-cell>
        </table:table-row>
        <table:table-row>
          <table:table-cell table:style-name="Tabulka1.A2" office:value-type="string">
            <text:p text:style-name="P31"><text:change-start text:change-id="ct2469427479760"/>Urdu<text:change-end text:change-id="ct2469427479760"/></text:p>
          </table:table-cell>
          <table:table-cell table:style-name="Tabulka1.A2" office:value-type="string">
            <text:p text:style-name="P31"><text:change-start text:change-id="ct2469427481552"/>CC BY-NC-SA 4.0<text:change-end text:change-id="ct2469427481552"/></text:p>
          </table:table-cell>
        </table:table-row>
        <table:table-row>
          <table:table-cell table:style-name="Tabulka1.A2" office:value-type="string">
            <text:p text:style-name="P5">Uyghur</text:p>
          </table:table-cell>
          <table:table-cell table:style-name="Tabulka1.A2" office:value-type="string">
            <text:p text:style-name="P5">CC BY-SA 4.0</text:p>
          </table:table-cell>
        </table:table-row>
        <table:table-row>
          <table:table-cell table:style-name="Tabulka1.A2" office:value-type="string">
            <text:p text:style-name="P5">Vietnamese</text:p>
          </table:table-cell>
          <table:table-cell table:style-name="Tabulka1.A2" office:value-type="string">
            <text:p text:style-name="P5">CC BY-SA 4.0</text:p>
          </table:table-cell>
        </table:table-row>
      </table:table>
      <text:h text:style-name="P8" text:outline-level="3"><text:soft-page-break/>Licenses</text:h>
      <table:table table:name="Tabulka2" table:style-name="Tabulka2">
        <table:table-column table:style-name="Tabulka2.A"/>
        <table:table-column table:style-name="Tabulka2.B"/>
        <table:table-header-rows>
          <table:table-row>
            <table:table-cell table:style-name="Tabulka2.A1" office:value-type="string">
              <text:p text:style-name="P22">License</text:p>
            </table:table-cell>
            <table:table-cell table:style-name="Tabulka2.A1" office:value-type="string">
              <text:p text:style-name="P22">URL</text:p>
            </table:table-cell>
          </table:table-row>
        </table:table-header-rows>
        <table:table-row>
          <table:table-cell table:style-name="Tabulka2.A1" office:value-type="string">
            <text:p text:style-name="P10">GNU GPL <text:span text:style-name="T4">2.0</text:span></text:p>
          </table:table-cell>
          <table:table-cell table:style-name="Tabulka2.A1" office:value-type="string">
            <text:p text:style-name="P18"><text:a xlink:type="simple" xlink:href="http://opensource.org/licenses/GPL-2.0" text:style-name="Internet_20_link" text:visited-style-name="Visited_20_Internet_20_Link"><text:span text:style-name="T5">http://opensource.org/licenses/GPL-2.0</text:span></text:a></text:p>
          </table:table-cell>
        </table:table-row>
        <table:table-row>
          <table:table-cell table:style-name="Tabulka2.A1" office:value-type="string">
            <text:p text:style-name="P4">GNU GPL 3.0</text:p>
          </table:table-cell>
          <table:table-cell table:style-name="Tabulka2.A1" office:value-type="string">
            <text:p text:style-name="P19"><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17">LGPLLR</text:p>
          </table:table-cell>
          <table:table-cell table:style-name="Tabulka2.A1" office:value-type="string">
            <text:p text:style-name="P17">http://www.ida.liu.se/~sarst/bitse/lgpllr.html</text:p>
          </table:table-cell>
        </table:table-row>
        <table:table-row>
          <table:table-cell table:style-name="Tabulka2.A1" office:value-type="string">
            <text:p text:style-name="P14">CC BY 4.0</text:p>
          </table:table-cell>
          <table:table-cell table:style-name="Tabulka2.A1" office:value-type="string">
            <text:p text:style-name="P14"><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10">CC BY-SA 3.0</text:p>
          </table:table-cell>
          <table:table-cell table:style-name="Tabulka2.A1" office:value-type="string">
            <text:p text:style-name="P18"><text:a xlink:type="simple" xlink:href="http://creativecommons.org/licenses/by-sa/3.0/" text:style-name="Internet_20_link" text:visited-style-name="Visited_20_Internet_20_Link"><text:span text:style-name="T5">http://creativecommons.org/licenses/by-sa/3.0/</text:span></text:a></text:p>
          </table:table-cell>
        </table:table-row>
        <table:table-row>
          <table:table-cell table:style-name="Tabulka2.A1" office:value-type="string">
            <text:p text:style-name="P10">CC BY-SA 4.0</text:p>
          </table:table-cell>
          <table:table-cell table:style-name="Tabulka2.A1" office:value-type="string">
            <text:p text:style-name="P18"><text:a xlink:type="simple" xlink:href="http://creativecommons.org/licenses/by-sa/4.0/" text:style-name="Internet_20_link" text:visited-style-name="Visited_20_Internet_20_Link"><text:span text:style-name="T5">http://creativecommons.org/licenses/by-sa/4.0/</text:span></text:a></text:p>
          </table:table-cell>
        </table:table-row>
        <table:table-row>
          <table:table-cell table:style-name="Tabulka2.A1" office:value-type="string">
            <text:p text:style-name="P14">CC BY-NC-SA 2.5</text:p>
          </table:table-cell>
          <table:table-cell table:style-name="Tabulka2.A1" office:value-type="string">
            <text:p text:style-name="P14"><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10">CC BY-NC-SA 3.0 US</text:p>
          </table:table-cell>
          <table:table-cell table:style-name="Tabulka2.A1" office:value-type="string">
            <text:p text:style-name="P18"><text:a xlink:type="simple" xlink:href="http://creativecommons.org/licenses/by-nc-sa/3.0/us/" text:style-name="Internet_20_link" text:visited-style-name="Visited_20_Internet_20_Link"><text:span text:style-name="T5">http://creativecommons.org/licenses/by-nc-sa/3.0/us/</text:span></text:a></text:p>
          </table:table-cell>
        </table:table-row>
        <table:table-row>
          <table:table-cell table:style-name="Tabulka2.A1" office:value-type="string">
            <text:p text:style-name="P10">CC BY-NC-SA 3.0</text:p>
          </table:table-cell>
          <table:table-cell table:style-name="Tabulka2.A1" office:value-type="string">
            <text:p text:style-name="P18"><text:a xlink:type="simple" xlink:href="http://creativecommons.org/licenses/by-nc-sa/3.0/" text:style-name="Internet_20_link" text:visited-style-name="Visited_20_Internet_20_Link"><text:span text:style-name="T5">http://creativecommons.org/licenses/by-nc-sa/3.0/</text:span></text:a></text:p>
          </table:table-cell>
        </table:table-row>
        <table:table-row>
          <table:table-cell table:style-name="Tabulka2.A1" office:value-type="string">
            <text:p text:style-name="P10">CC BY-NC-SA 4.0</text:p>
          </table:table-cell>
          <table:table-cell table:style-name="Tabulka2.A1" office:value-type="string">
            <text:p text:style-name="P18"><text:a xlink:type="simple" xlink:href="http://creativecommons.org/licenses/by-nc-sa/4.0/" text:style-name="Internet_20_link" text:visited-style-name="Visited_20_Internet_20_Link"><text:span text:style-name="T5">http://creativecommons.org/licenses/by-nc-sa/4.0/</text:span></text:a></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7-02-28T23:06:04.089000000</dc:date>
    <meta:editing-duration>PT2H16M42S</meta:editing-duration>
    <meta:editing-cycles>15</meta:editing-cycles>
    <meta:generator>LibreOffice/5.3.0.3$Windows_X86_64 LibreOffice_project/7074905676c47b82bbcfbea1aeefc84afe1c50e1</meta:generator>
    <dc:creator>Daniel Zeman</dc:creator>
    <meta:document-statistic meta:table-count="2" meta:image-count="0" meta:object-count="0" meta:page-count="3" meta:paragraph-count="171" meta:word-count="460" meta:character-count="3046" meta:non-whitespace-character-count="2757"/>
  </office:meta>
</office:document-meta>
</file>